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111111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ff200"/>
      <style:text-properties fo:color="#111111"/>
    </style:style>
    <style:style style:name="ce5" style:family="table-cell" style:parent-style-name="Default">
      <style:table-cell-properties fo:background-color="#fff200"/>
      <style:text-properties fo:color="#000000"/>
    </style:style>
    <style:style style:name="ce6" style:family="table-cell" style:parent-style-name="Default">
      <style:text-properties fo:color="#111111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7" style:family="table-cell" style:parent-style-name="Default">
      <style:text-properties fo:color="#111111" style:font-name="DejaVu Sans Mono" fo:font-size="9pt" fo:language="none" fo:country="none" fo:font-weight="normal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fo:background-color="#fff200"/>
    </style:style>
    <style:style style:name="ce19" style:family="table-cell" style:parent-style-name="Default">
      <style:text-properties fo:color="#ce181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font-size-complex="9pt" style:font-name="DejaVu Sans Mono" fo:font-weight="normal" fo:font-style="normal" style:font-name-asian="DejaVu Sans Mono" style:font-name-complex="DejaVu Sans Mono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5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Initial Best</text:p>
          </table:table-cell>
          <table:table-cell table:style-name="ce1" office:value-type="string" calcext:value-type="string">
            <text:p>Best Result</text:p>
          </table:table-cell>
          <table:table-cell office:value-type="string" calcext:value-type="string">
            <text:p>Improvement (%)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10707719.099458" calcext:value-type="float">
            <text:p>110707719.099458</text:p>
          </table:table-cell>
          <table:table-cell table:style-name="ce6" office:value-type="float" office:value="104256255.681925" calcext:value-type="float">
            <text:p>104256255.681925</text:p>
          </table:table-cell>
          <table:table-cell table:formula="of:=(([.C2]-[.D2])/[.C2])*100" office:value-type="float" office:value="5.82747388349416" calcext:value-type="float">
            <text:p>5.83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09336519.047216" calcext:value-type="float">
            <text:p>109336519.047216</text:p>
          </table:table-cell>
          <table:table-cell table:style-name="ce6" office:value-type="float" office:value="102293954.842151" calcext:value-type="float">
            <text:p>102293954.842151</text:p>
          </table:table-cell>
          <table:table-cell table:formula="of:=(([.C3]-[.D3])/[.C3])*100" office:value-type="float" office:value="6.44118201899562" calcext:value-type="float">
            <text:p>6.44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13396253.510025" calcext:value-type="float">
            <text:p>113396253.510025</text:p>
          </table:table-cell>
          <table:table-cell table:style-name="ce6" office:value-type="float" office:value="101547908.60348" calcext:value-type="float">
            <text:p>101547908.60348</text:p>
          </table:table-cell>
          <table:table-cell table:formula="of:=(([.C4]-[.D4])/[.C4])*100" office:value-type="float" office:value="10.4486211314711" calcext:value-type="float">
            <text:p>10.45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8927804.945994" calcext:value-type="float">
            <text:p>108927804.945994</text:p>
          </table:table-cell>
          <table:table-cell table:style-name="ce6" office:value-type="float" office:value="100382657.076721" calcext:value-type="float">
            <text:p>100382657.076721</text:p>
          </table:table-cell>
          <table:table-cell table:formula="of:=(([.C5]-[.D5])/[.C5])*100" office:value-type="float" office:value="7.84478111305893" calcext:value-type="float">
            <text:p>7.84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03703934.993503" calcext:value-type="float">
            <text:p>103703934.993503</text:p>
          </table:table-cell>
          <table:table-cell table:style-name="ce6" office:value-type="float" office:value="102767607.174564" calcext:value-type="float">
            <text:p>102767607.174564</text:p>
          </table:table-cell>
          <table:table-cell table:formula="of:=(([.C6]-[.D6])/[.C6])*100" office:value-type="float" office:value="0.902885525990562" calcext:value-type="float">
            <text:p>0.90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float" office:value="106714623.987208" calcext:value-type="float">
            <text:p>106714623.987208</text:p>
          </table:table-cell>
          <table:table-cell table:formula="of:=(([.C7]-[.D7])/[.C7])*100" office:value-type="float" office:value="0" calcext:value-type="float">
            <text:p>0.00</text:p>
          </table:table-cell>
          <table:table-cell/>
          <table:table-cell table:style-name="ce19" office:value-type="string" calcext:value-type="string">
            <text:p>Best Result</text:p>
          </table:table-cell>
          <table:table-cell table:style-name="ce19" office:value-type="string" calcext:value-type="string">
            <text:p>Worst Result</text:p>
          </table:table-cell>
          <table:table-cell table:style-name="ce19" office:value-type="string" calcext:value-type="string">
            <text:p>Average</text:p>
          </table:table-cell>
        </table:table-row>
        <table:table-row table:style-name="ro1">
          <table:table-cell table:style-name="ce2" table:number-columns-repeated="4"/>
          <table:table-cell table:number-columns-repeated="2"/>
          <table:table-cell table:formula="of:=MIN([.D3:.D88])" office:value-type="float" office:value="95347503.0994922" calcext:value-type="float">
            <text:p>95347503.0994922</text:p>
          </table:table-cell>
          <table:table-cell table:formula="of:=MAX([.D3:.D88])" office:value-type="float" office:value="111530999.209681" calcext:value-type="float">
            <text:p>111530999.209681</text:p>
          </table:table-cell>
          <table:table-cell table:formula="of:=AVERAGE([.D3:.D88])" office:value-type="float" office:value="103181199.772163" calcext:value-type="float">
            <text:p>103181199.77216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12145595.758945" calcext:value-type="float">
            <text:p>112145595.758945</text:p>
          </table:table-cell>
          <table:table-cell table:style-name="ce6" office:value-type="float" office:value="104070505.739842" calcext:value-type="float">
            <text:p>104070505.739842</text:p>
          </table:table-cell>
          <table:table-cell table:formula="of:=(([.C9]-[.D9])/[.C9])*100" office:value-type="float" office:value="7.20054137164715" calcext:value-type="float">
            <text:p>7.20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09501014.323574" calcext:value-type="float">
            <text:p>109501014.323574</text:p>
          </table:table-cell>
          <table:table-cell table:style-name="ce6" office:value-type="float" office:value="100336582.872797" calcext:value-type="float">
            <text:p>100336582.872797</text:p>
          </table:table-cell>
          <table:table-cell table:formula="of:=(([.C10]-[.D10])/[.C10])*100" office:value-type="float" office:value="8.36926626423408" calcext:value-type="float">
            <text:p>8.37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12008047.085283" calcext:value-type="float">
            <text:p>112008047.085283</text:p>
          </table:table-cell>
          <table:table-cell table:style-name="ce6" office:value-type="float" office:value="104955543.124328" calcext:value-type="float">
            <text:p>104955543.124328</text:p>
          </table:table-cell>
          <table:table-cell table:formula="of:=(([.C11]-[.D11])/[.C11])*100" office:value-type="float" office:value="6.29642614479763" calcext:value-type="float">
            <text:p>6.30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float" office:value="109259441.200283" calcext:value-type="float">
            <text:p>109259441.200283</text:p>
          </table:table-cell>
          <table:table-cell table:style-name="ce6" office:value-type="float" office:value="99609913.0148023" calcext:value-type="float">
            <text:p>99609913.0148023</text:p>
          </table:table-cell>
          <table:table-cell table:formula="of:=(([.C12]-[.D12])/[.C12])*100" office:value-type="float" office:value="8.83175685274849" calcext:value-type="float">
            <text:p>8.83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11743208.456674" calcext:value-type="float">
            <text:p>111743208.456674</text:p>
          </table:table-cell>
          <table:table-cell table:style-name="ce6" office:value-type="float" office:value="102255759.970133" calcext:value-type="float">
            <text:p>102255759.970133</text:p>
          </table:table-cell>
          <table:table-cell table:formula="of:=(([.C13]-[.D13])/[.C13])*100" office:value-type="float" office:value="8.49040278829969" calcext:value-type="float">
            <text:p>8.49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11218483.887683" calcext:value-type="float">
            <text:p>111218483.887683</text:p>
          </table:table-cell>
          <table:table-cell table:style-name="ce6" office:value-type="float" office:value="105335448.237844" calcext:value-type="float">
            <text:p>105335448.237844</text:p>
          </table:table-cell>
          <table:table-cell table:formula="of:=(([.C14]-[.D14])/[.C14])*100" office:value-type="float" office:value="5.28962043375824" calcext:value-type="float">
            <text:p>5.29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09429259.115128" calcext:value-type="float">
            <text:p>109429259.115128</text:p>
          </table:table-cell>
          <table:table-cell table:style-name="ce6" office:value-type="string" calcext:value-type="string">
            <text:p><text:span text:style-name="T1"> </text:span><text:span text:style-name="T2">103979638.15903191</text:span></text:p>
          </table:table-cell>
          <table:table-cell table:formula="of:=(([.C16]-[.D16])/[.C16])*100" office:value-type="float" office:value="4.9800400735261" calcext:value-type="float">
            <text:p>4.98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11004234.510093" calcext:value-type="float">
            <text:p>111004234.510093</text:p>
          </table:table-cell>
          <table:table-cell table:style-name="ce6" office:value-type="float" office:value="101366595.356286" calcext:value-type="float">
            <text:p>101366595.356286</text:p>
          </table:table-cell>
          <table:table-cell table:formula="of:=(([.C17]-[.D17])/[.C17])*100" office:value-type="float" office:value="8.68222658022177" calcext:value-type="float">
            <text:p>8.68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10778313.91191" calcext:value-type="float">
            <text:p>110778313.91191</text:p>
          </table:table-cell>
          <table:table-cell table:style-name="ce6" office:value-type="float" office:value="102605978.515632" calcext:value-type="float">
            <text:p>102605978.515632</text:p>
          </table:table-cell>
          <table:table-cell table:formula="of:=(([.C18]-[.D18])/[.C18])*100" office:value-type="float" office:value="7.37719785370318" calcext:value-type="float">
            <text:p>7.38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10106041.232521" calcext:value-type="float">
            <text:p>110106041.232521</text:p>
          </table:table-cell>
          <table:table-cell table:style-name="ce6" office:value-type="float" office:value="100605341.928382" calcext:value-type="float">
            <text:p>100605341.928382</text:p>
          </table:table-cell>
          <table:table-cell table:formula="of:=(([.C19]-[.D19])/[.C19])*100" office:value-type="float" office:value="8.62868122201897" calcext:value-type="float">
            <text:p>8.63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07987959.877032" calcext:value-type="float">
            <text:p>107987959.877032</text:p>
          </table:table-cell>
          <table:table-cell table:style-name="ce6" office:value-type="float" office:value="103299909.271958" calcext:value-type="float">
            <text:p>103299909.271958</text:p>
          </table:table-cell>
          <table:table-cell table:formula="of:=(([.C20]-[.D20])/[.C20])*100" office:value-type="float" office:value="4.34127157362022" calcext:value-type="float">
            <text:p>4.34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10330563.40469" calcext:value-type="float">
            <text:p>110330563.40469</text:p>
          </table:table-cell>
          <table:table-cell table:style-name="ce6" office:value-type="float" office:value="108912194.665422" calcext:value-type="float">
            <text:p>108912194.665422</text:p>
          </table:table-cell>
          <table:table-cell table:formula="of:=(([.C21]-[.D21])/[.C21])*100" office:value-type="float" office:value="1.28556285357254" calcext:value-type="float">
            <text:p>1.29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Population 400</text:p>
          </table:table-cell>
          <table:table-cell table:style-name="ce3" table:number-columns-repeated="3"/>
          <table:table-cell table:style-name="ce16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109919499.628167" calcext:value-type="float">
            <text:p>109919499.628167</text:p>
          </table:table-cell>
          <table:table-cell table:style-name="ce6" office:value-type="float" office:value="100697007.464198" calcext:value-type="float">
            <text:p>100697007.464198</text:p>
          </table:table-cell>
          <table:table-cell table:formula="of:=(([.C24]-[.D24])/[.C24])*100" office:value-type="float" office:value="8.39022393221097" calcext:value-type="float">
            <text:p>8.39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09863122.034262" calcext:value-type="float">
            <text:p>109863122.034262</text:p>
          </table:table-cell>
          <table:table-cell table:style-name="ce6" office:value-type="float" office:value="102197984.608335" calcext:value-type="float">
            <text:p>102197984.608335</text:p>
          </table:table-cell>
          <table:table-cell table:formula="of:=(([.C25]-[.D25])/[.C25])*100" office:value-type="float" office:value="6.97698853263659" calcext:value-type="float">
            <text:p>6.98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109645941.762519" calcext:value-type="float">
            <text:p>109645941.762519</text:p>
          </table:table-cell>
          <table:table-cell table:style-name="ce6" office:value-type="float" office:value="102116139.661403" calcext:value-type="float">
            <text:p>102116139.661403</text:p>
          </table:table-cell>
          <table:table-cell table:formula="of:=(([.C26]-[.D26])/[.C26])*100" office:value-type="float" office:value="6.86737874660671" calcext:value-type="float">
            <text:p>6.87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10827528.084609" calcext:value-type="float">
            <text:p>110827528.084609</text:p>
          </table:table-cell>
          <table:table-cell table:style-name="ce6" office:value-type="float" office:value="98586661.9458835" calcext:value-type="float">
            <text:p>98586661.9458835</text:p>
          </table:table-cell>
          <table:table-cell table:formula="of:=(([.C27]-[.D27])/[.C27])*100" office:value-type="float" office:value="11.0449690165249" calcext:value-type="float">
            <text:p>11.04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07173744.44915" calcext:value-type="float">
            <text:p>107173744.44915</text:p>
          </table:table-cell>
          <table:table-cell table:style-name="ce6" office:value-type="float" office:value="103551479.697608" calcext:value-type="float">
            <text:p>103551479.697608</text:p>
          </table:table-cell>
          <table:table-cell table:formula="of:=(([.C28]-[.D28])/[.C28])*100" office:value-type="float" office:value="3.37980609911473" calcext:value-type="float">
            <text:p>3.38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36" calcext:value-type="float">
            <text:p>336</text:p>
          </table:table-cell>
          <table:table-cell table:number-columns-repeated="2" table:style-name="ce6" office:value-type="float" office:value="109437945.216138" calcext:value-type="float">
            <text:p>109437945.216138</text:p>
          </table:table-cell>
          <table:table-cell table:formula="of:=(([.C29]-[.D29])/[.C29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110257692.641786" calcext:value-type="float">
            <text:p>110257692.641786</text:p>
          </table:table-cell>
          <table:table-cell table:style-name="ce6" office:value-type="float" office:value="100279340.719392" calcext:value-type="float">
            <text:p>100279340.719392</text:p>
          </table:table-cell>
          <table:table-cell table:formula="of:=(([.C31]-[.D31])/[.C31])*100" office:value-type="float" office:value="9.05002787861021" calcext:value-type="float">
            <text:p>9.05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10441235.33334" calcext:value-type="float">
            <text:p>110441235.33334</text:p>
          </table:table-cell>
          <table:table-cell table:style-name="ce6" office:value-type="float" office:value="103020735.97998" calcext:value-type="float">
            <text:p>103020735.97998</text:p>
          </table:table-cell>
          <table:table-cell table:formula="of:=(([.C32]-[.D32])/[.C32])*100" office:value-type="float" office:value="6.7189572182555" calcext:value-type="float">
            <text:p>6.72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109374210.72773" calcext:value-type="float">
            <text:p>109374210.72773</text:p>
          </table:table-cell>
          <table:table-cell table:style-name="ce6" office:value-type="float" office:value="102705489.604411" calcext:value-type="float">
            <text:p>102705489.604411</text:p>
          </table:table-cell>
          <table:table-cell table:formula="of:=(([.C33]-[.D33])/[.C33])*100" office:value-type="float" office:value="6.09716045395723" calcext:value-type="float">
            <text:p>6.10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09478142.582255" calcext:value-type="float">
            <text:p>109478142.582255</text:p>
          </table:table-cell>
          <table:table-cell table:style-name="ce6" office:value-type="float" office:value="95347503.0994922" calcext:value-type="float">
            <text:p>95347503.0994922</text:p>
          </table:table-cell>
          <table:table-cell table:formula="of:=(([.C34]-[.D34])/[.C34])*100" office:value-type="float" office:value="12.9072700262026" calcext:value-type="float">
            <text:p>12.91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098528.441088" calcext:value-type="float">
            <text:p>109098528.441088</text:p>
          </table:table-cell>
          <table:table-cell table:style-name="ce6" office:value-type="float" office:value="98750001.8862013" calcext:value-type="float">
            <text:p>98750001.8862013</text:p>
          </table:table-cell>
          <table:table-cell table:formula="of:=(([.C35]-[.D35])/[.C35])*100" office:value-type="float" office:value="9.48548683722603" calcext:value-type="float">
            <text:p>9.49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45" calcext:value-type="float">
            <text:p>345</text:p>
          </table:table-cell>
          <table:table-cell table:number-columns-repeated="2" table:style-name="ce6" office:value-type="float" office:value="109574146.101933" calcext:value-type="float">
            <text:p>109574146.101933</text:p>
          </table:table-cell>
          <table:table-cell table:formula="of:=(([.C36]-[.D36])/[.C36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108025969.294326" calcext:value-type="float">
            <text:p>108025969.294326</text:p>
          </table:table-cell>
          <table:table-cell table:style-name="ce6" office:value-type="float" office:value="104016437.512322" calcext:value-type="float">
            <text:p>104016437.512322</text:p>
          </table:table-cell>
          <table:table-cell table:formula="of:=(([.C38]-[.D38])/[.C38])*100" office:value-type="float" office:value="3.71163694081717" calcext:value-type="float">
            <text:p>3.71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09451822.4022" calcext:value-type="float">
            <text:p>109451822.4022</text:p>
          </table:table-cell>
          <table:table-cell table:style-name="ce6" office:value-type="float" office:value="100443745.071925" calcext:value-type="float">
            <text:p>100443745.071925</text:p>
          </table:table-cell>
          <table:table-cell table:formula="of:=(([.C39]-[.D39])/[.C39])*100" office:value-type="float" office:value="8.23017573629175" calcext:value-type="float">
            <text:p>8.23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107321324.51066" calcext:value-type="float">
            <text:p>107321324.51066</text:p>
          </table:table-cell>
          <table:table-cell table:style-name="ce6" office:value-type="float" office:value="103266110.44544" calcext:value-type="float">
            <text:p>103266110.44544</text:p>
          </table:table-cell>
          <table:table-cell table:formula="of:=(([.C40]-[.D40])/[.C40])*100" office:value-type="float" office:value="3.77857250989965" calcext:value-type="float">
            <text:p>3.78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08783843.973276" calcext:value-type="float">
            <text:p>108783843.973276</text:p>
          </table:table-cell>
          <table:table-cell table:style-name="ce6" office:value-type="float" office:value="96121822.7330776" calcext:value-type="float">
            <text:p>96121822.7330776</text:p>
          </table:table-cell>
          <table:table-cell table:formula="of:=(([.C41]-[.D41])/[.C41])*100" office:value-type="float" office:value="11.6396155694856" calcext:value-type="float">
            <text:p>11.64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109187298.301254" calcext:value-type="float">
            <text:p>109187298.301254</text:p>
          </table:table-cell>
          <table:table-cell table:style-name="ce6" office:value-type="float" office:value="100031240.916388" calcext:value-type="float">
            <text:p>100031240.916388</text:p>
          </table:table-cell>
          <table:table-cell table:formula="of:=(([.C42]-[.D42])/[.C42])*100" office:value-type="float" office:value="8.38564331869804" calcext:value-type="float">
            <text:p>8.39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327" calcext:value-type="float">
            <text:p>327</text:p>
          </table:table-cell>
          <table:table-cell table:number-columns-repeated="2" table:style-name="ce6" office:value-type="float" office:value="108863427.797359" calcext:value-type="float">
            <text:p>108863427.797359</text:p>
          </table:table-cell>
          <table:table-cell table:formula="of:=(([.C43]-[.D43])/[.C43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5"/>
        </table:table-row>
        <table:table-row table:style-name="ro1">
          <table:table-cell table:style-name="ce4" office:value-type="string" calcext:value-type="string">
            <text:p>Population 100</text:p>
          </table:table-cell>
          <table:table-cell table:style-name="ce4" table:number-columns-repeated="3"/>
          <table:table-cell table:style-name="ce16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11529237.597618" calcext:value-type="float">
            <text:p>111529237.597618</text:p>
          </table:table-cell>
          <table:table-cell table:style-name="ce6" office:value-type="float" office:value="105753281.583507" calcext:value-type="float">
            <text:p>105753281.583507</text:p>
          </table:table-cell>
          <table:table-cell table:formula="of:=(([.C46]-[.D46])/[.C46])*100" office:value-type="float" office:value="5.17887160221595" calcext:value-type="float">
            <text:p>5.18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13903391.692222" calcext:value-type="float">
            <text:p>113903391.692222</text:p>
          </table:table-cell>
          <table:table-cell table:style-name="ce6" office:value-type="float" office:value="101924283.995421" calcext:value-type="float">
            <text:p>101924283.995421</text:p>
          </table:table-cell>
          <table:table-cell table:formula="of:=(([.C47]-[.D47])/[.C47])*100" office:value-type="float" office:value="10.5169016644998" calcext:value-type="float">
            <text:p>10.52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13678463.577162" calcext:value-type="float">
            <text:p>113678463.577162</text:p>
          </table:table-cell>
          <table:table-cell table:style-name="ce6" office:value-type="float" office:value="104007012.60592" calcext:value-type="float">
            <text:p>104007012.60592</text:p>
          </table:table-cell>
          <table:table-cell table:formula="of:=(([.C48]-[.D48])/[.C48])*100" office:value-type="float" office:value="8.50772491719794" calcext:value-type="float">
            <text:p>8.51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10974617.248596" calcext:value-type="float">
            <text:p>110974617.248596</text:p>
          </table:table-cell>
          <table:table-cell table:style-name="ce6" office:value-type="float" office:value="97481168.7557805" calcext:value-type="float">
            <text:p>97481168.7557805</text:p>
          </table:table-cell>
          <table:table-cell table:formula="of:=(([.C49]-[.D49])/[.C49])*100" office:value-type="float" office:value="12.1590403529742" calcext:value-type="float">
            <text:p>12.16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11320563.130241" calcext:value-type="float">
            <text:p>111320563.130241</text:p>
          </table:table-cell>
          <table:table-cell table:style-name="ce6" office:value-type="float" office:value="105721416.369345" calcext:value-type="float">
            <text:p>105721416.369345</text:p>
          </table:table-cell>
          <table:table-cell table:formula="of:=(([.C50]-[.D50])/[.C50])*100" office:value-type="float" office:value="5.02975066191968" calcext:value-type="float">
            <text:p>5.03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2" table:style-name="ce6" office:value-type="float" office:value="110550945.980378" calcext:value-type="float">
            <text:p>110550945.980378</text:p>
          </table:table-cell>
          <table:table-cell table:formula="of:=(([.C51]-[.D51])/[.C51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08829295.140042" calcext:value-type="float">
            <text:p>108829295.140042</text:p>
          </table:table-cell>
          <table:table-cell table:style-name="ce6" office:value-type="float" office:value="102044172.593024" calcext:value-type="float">
            <text:p>102044172.593024</text:p>
          </table:table-cell>
          <table:table-cell table:formula="of:=(([.C53]-[.D53])/[.C53])*100" office:value-type="float" office:value="6.23464714926884" calcext:value-type="float">
            <text:p>6.23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10387269.712681" calcext:value-type="float">
            <text:p>110387269.712681</text:p>
          </table:table-cell>
          <table:table-cell table:style-name="ce6" office:value-type="float" office:value="103576851.730826" calcext:value-type="float">
            <text:p>103576851.730826</text:p>
          </table:table-cell>
          <table:table-cell table:formula="of:=(([.C54]-[.D54])/[.C54])*100" office:value-type="float" office:value="6.16956828407962" calcext:value-type="float">
            <text:p>6.17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11397867.967366" calcext:value-type="float">
            <text:p>111397867.967366</text:p>
          </table:table-cell>
          <table:table-cell table:style-name="ce6" office:value-type="float" office:value="103628442.136203" calcext:value-type="float">
            <text:p>103628442.136203</text:p>
          </table:table-cell>
          <table:table-cell table:formula="of:=(([.C55]-[.D55])/[.C55])*100" office:value-type="float" office:value="6.97448341959205" calcext:value-type="float">
            <text:p>6.97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13758040.466151" calcext:value-type="float">
            <text:p>113758040.466151</text:p>
          </table:table-cell>
          <table:table-cell table:style-name="ce6" office:value-type="float" office:value="102026940.410423" calcext:value-type="float">
            <text:p>102026940.410423</text:p>
          </table:table-cell>
          <table:table-cell table:formula="of:=(([.C56]-[.D56])/[.C56])*100" office:value-type="float" office:value="10.3123260629816" calcext:value-type="float">
            <text:p>10.31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7031961.945045" calcext:value-type="float">
            <text:p>107031961.945045</text:p>
          </table:table-cell>
          <table:table-cell table:style-name="ce6" office:value-type="float" office:value="103661014.716388" calcext:value-type="float">
            <text:p>103661014.716388</text:p>
          </table:table-cell>
          <table:table-cell table:formula="of:=(([.C57]-[.D57])/[.C57])*100" office:value-type="float" office:value="3.14947719111025" calcext:value-type="float">
            <text:p>3.15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14022501.464114" calcext:value-type="float">
            <text:p>114022501.464114</text:p>
          </table:table-cell>
          <table:table-cell table:style-name="ce6" office:value-type="float" office:value="108809646.571734" calcext:value-type="float">
            <text:p>108809646.571734</text:p>
          </table:table-cell>
          <table:table-cell table:formula="of:=(([.C58]-[.D58])/[.C58])*100" office:value-type="float" office:value="4.5717773469657" calcext:value-type="float">
            <text:p>4.57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formula="of:=(([.C59]-[.D59])/[.C59])*100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10749614.154982" calcext:value-type="float">
            <text:p>110749614.154982</text:p>
          </table:table-cell>
          <table:table-cell table:style-name="ce6" office:value-type="float" office:value="103998092.349012" calcext:value-type="float">
            <text:p>103998092.349012</text:p>
          </table:table-cell>
          <table:table-cell table:formula="of:=(([.C60]-[.D60])/[.C60])*100" office:value-type="float" office:value="6.09620345631361" calcext:value-type="float">
            <text:p>6.10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11560088.321369" calcext:value-type="float">
            <text:p>111560088.321369</text:p>
          </table:table-cell>
          <table:table-cell table:style-name="ce6" office:value-type="float" office:value="103656582.730221" calcext:value-type="float">
            <text:p>103656582.730221</text:p>
          </table:table-cell>
          <table:table-cell table:formula="of:=(([.C61]-[.D61])/[.C61])*100" office:value-type="float" office:value="7.08452790784866" calcext:value-type="float">
            <text:p>7.08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09977698.007253" calcext:value-type="float">
            <text:p>109977698.007253</text:p>
          </table:table-cell>
          <table:table-cell table:style-name="ce6" office:value-type="float" office:value="104507115.440151" calcext:value-type="float">
            <text:p>104507115.440151</text:p>
          </table:table-cell>
          <table:table-cell table:formula="of:=(([.C62]-[.D62])/[.C62])*100" office:value-type="float" office:value="4.97426538855288" calcext:value-type="float">
            <text:p>4.97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11694677.534919" calcext:value-type="float">
            <text:p>111694677.534919</text:p>
          </table:table-cell>
          <table:table-cell table:style-name="ce6" office:value-type="float" office:value="101568937.471364" calcext:value-type="float">
            <text:p>101568937.471364</text:p>
          </table:table-cell>
          <table:table-cell table:formula="of:=(([.C63]-[.D63])/[.C63])*100" office:value-type="float" office:value="9.0655528866981" calcext:value-type="float">
            <text:p>9.07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9038727.107981" calcext:value-type="float">
            <text:p>109038727.107981</text:p>
          </table:table-cell>
          <table:table-cell table:style-name="ce6" office:value-type="float" office:value="104017745.816019" calcext:value-type="float">
            <text:p>104017745.816019</text:p>
          </table:table-cell>
          <table:table-cell table:formula="of:=(([.C64]-[.D64])/[.C64])*100" office:value-type="float" office:value="4.60476880566454" calcext:value-type="float">
            <text:p>4.60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11902796.009472" calcext:value-type="float">
            <text:p>111902796.009472</text:p>
          </table:table-cell>
          <table:table-cell table:style-name="ce6" office:value-type="float" office:value="109993572.954042" calcext:value-type="float">
            <text:p>109993572.954042</text:p>
          </table:table-cell>
          <table:table-cell table:formula="of:=(([.C65]-[.D65])/[.C65])*100" office:value-type="float" office:value="1.7061441925619" calcext:value-type="float">
            <text:p>1.71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Mutation 0.5</text:p>
          </table:table-cell>
          <table:table-cell table:style-name="ce5" table:number-columns-repeated="3"/>
          <table:table-cell table:style-name="ce16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08798884.632561" calcext:value-type="float">
            <text:p>108798884.632561</text:p>
          </table:table-cell>
          <table:table-cell table:style-name="ce6" office:value-type="float" office:value="103718148.940862" calcext:value-type="float">
            <text:p>103718148.940862</text:p>
          </table:table-cell>
          <table:table-cell table:formula="of:=(([.C68]-[.D68])/[.C68])*100" office:value-type="float" office:value="4.66984170734637" calcext:value-type="float">
            <text:p>4.67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06583464.472165" calcext:value-type="float">
            <text:p>106583464.472165</text:p>
          </table:table-cell>
          <table:table-cell table:style-name="ce6" office:value-type="float" office:value="101608477.338846" calcext:value-type="float">
            <text:p>101608477.338846</text:p>
          </table:table-cell>
          <table:table-cell table:formula="of:=(([.C69]-[.D69])/[.C69])*100" office:value-type="float" office:value="4.66769133275665" calcext:value-type="float">
            <text:p>4.67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10456689.58687" calcext:value-type="float">
            <text:p>110456689.58687</text:p>
          </table:table-cell>
          <table:table-cell table:style-name="ce6" office:value-type="float" office:value="101132840.373201" calcext:value-type="float">
            <text:p>101132840.373201</text:p>
          </table:table-cell>
          <table:table-cell table:formula="of:=(([.C70]-[.D70])/[.C70])*100" office:value-type="float" office:value="8.44118110776455" calcext:value-type="float">
            <text:p>8.44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09613270.505956" calcext:value-type="float">
            <text:p>109613270.505956</text:p>
          </table:table-cell>
          <table:table-cell table:style-name="ce6" office:value-type="float" office:value="101643071.662153" calcext:value-type="float">
            <text:p>101643071.662153</text:p>
          </table:table-cell>
          <table:table-cell table:formula="of:=(([.C71]-[.D71])/[.C71])*100" office:value-type="float" office:value="7.27119883113963" calcext:value-type="float">
            <text:p>7.27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10078812.805607" calcext:value-type="float">
            <text:p>110078812.805607</text:p>
          </table:table-cell>
          <table:table-cell table:style-name="ce6" office:value-type="float" office:value="103023056.16373" calcext:value-type="float">
            <text:p>103023056.16373</text:p>
          </table:table-cell>
          <table:table-cell table:formula="of:=(([.C72]-[.D72])/[.C72])*100" office:value-type="float" office:value="6.40973177493936" calcext:value-type="float">
            <text:p>6.41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219" calcext:value-type="float">
            <text:p>219</text:p>
          </table:table-cell>
          <table:table-cell table:style-name="ce7" office:value-type="float" office:value="111609370.841863" calcext:value-type="float">
            <text:p>111609370.841863</text:p>
          </table:table-cell>
          <table:table-cell table:style-name="ce6" office:value-type="float" office:value="110343530.046084" calcext:value-type="float">
            <text:p>110343530.046084</text:p>
          </table:table-cell>
          <table:table-cell table:formula="of:=(([.C73]-[.D73])/[.C73])*100" office:value-type="float" office:value="1.13417071185944" calcext:value-type="float">
            <text:p>1.13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09036207.474106" calcext:value-type="float">
            <text:p>109036207.474106</text:p>
          </table:table-cell>
          <table:table-cell table:style-name="ce6" office:value-type="float" office:value="102018780.818315" calcext:value-type="float">
            <text:p>102018780.818315</text:p>
          </table:table-cell>
          <table:table-cell table:formula="of:=(([.C75]-[.D75])/[.C75])*100" office:value-type="float" office:value="6.43586824812987" calcext:value-type="float">
            <text:p>6.44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08308497.784376" calcext:value-type="float">
            <text:p>108308497.784376</text:p>
          </table:table-cell>
          <table:table-cell table:style-name="ce6" office:value-type="float" office:value="104392487.275674" calcext:value-type="float">
            <text:p>104392487.275674</text:p>
          </table:table-cell>
          <table:table-cell table:formula="of:=(([.C76]-[.D76])/[.C76])*100" office:value-type="float" office:value="3.61560781361599" calcext:value-type="float">
            <text:p>3.62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07816236.507507" calcext:value-type="float">
            <text:p>107816236.507507</text:p>
          </table:table-cell>
          <table:table-cell table:style-name="ce6" office:value-type="float" office:value="101649100.720432" calcext:value-type="float">
            <text:p>101649100.720432</text:p>
          </table:table-cell>
          <table:table-cell table:formula="of:=(([.C77]-[.D77])/[.C77])*100" office:value-type="float" office:value="5.72004364727162" calcext:value-type="float">
            <text:p>5.72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07003511.864774" calcext:value-type="float">
            <text:p>107003511.864774</text:p>
          </table:table-cell>
          <table:table-cell table:style-name="ce6" office:value-type="float" office:value="98673243.8255933" calcext:value-type="float">
            <text:p>98673243.8255933</text:p>
          </table:table-cell>
          <table:table-cell table:formula="of:=(([.C78]-[.D78])/[.C78])*100" office:value-type="float" office:value="7.78504171873173" calcext:value-type="float">
            <text:p>7.79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04560427.908373" calcext:value-type="float">
            <text:p>104560427.908373</text:p>
          </table:table-cell>
          <table:table-cell table:style-name="ce6" office:value-type="float" office:value="102008917.636734" calcext:value-type="float">
            <text:p>102008917.636734</text:p>
          </table:table-cell>
          <table:table-cell table:formula="of:=(([.C79]-[.D79])/[.C79])*100" office:value-type="float" office:value="2.44022554486379" calcext:value-type="float">
            <text:p>2.44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105537211.290208" calcext:value-type="float">
            <text:p>105537211.290208</text:p>
          </table:table-cell>
          <table:table-cell table:formula="of:=(([.C80]-[.D80])/[.C80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" table:number-columns-repeated="4"/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08815036.127086" calcext:value-type="float">
            <text:p>108815036.127086</text:p>
          </table:table-cell>
          <table:table-cell table:style-name="ce6" office:value-type="float" office:value="102897783.645376" calcext:value-type="float">
            <text:p>102897783.645376</text:p>
          </table:table-cell>
          <table:table-cell table:formula="of:=(([.C82]-[.D82])/[.C82])*100" office:value-type="float" office:value="5.43789966195406" calcext:value-type="float">
            <text:p>5.44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09111143.038363" calcext:value-type="float">
            <text:p>109111143.038363</text:p>
          </table:table-cell>
          <table:table-cell table:style-name="ce6" office:value-type="float" office:value="101345754.289198" calcext:value-type="float">
            <text:p>101345754.289198</text:p>
          </table:table-cell>
          <table:table-cell table:formula="of:=(([.C83]-[.D83])/[.C83])*100" office:value-type="float" office:value="7.11695298291827" calcext:value-type="float">
            <text:p>7.12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110281840.590277" calcext:value-type="float">
            <text:p>110281840.590277</text:p>
          </table:table-cell>
          <table:table-cell table:style-name="ce6" office:value-type="float" office:value="102880394.684506" calcext:value-type="float">
            <text:p>102880394.684506</text:p>
          </table:table-cell>
          <table:table-cell table:formula="of:=(([.C84]-[.D84])/[.C84])*100" office:value-type="float" office:value="6.71139134616833" calcext:value-type="float">
            <text:p>6.71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11456487.103784" calcext:value-type="float">
            <text:p>111456487.103784</text:p>
          </table:table-cell>
          <table:table-cell table:style-name="ce6" office:value-type="float" office:value="100790957.527907" calcext:value-type="float">
            <text:p>100790957.527907</text:p>
          </table:table-cell>
          <table:table-cell table:formula="of:=(([.C85]-[.D85])/[.C85])*100" office:value-type="float" office:value="9.56923177198799" calcext:value-type="float">
            <text:p>9.57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10225134.390687" calcext:value-type="float">
            <text:p>110225134.390687</text:p>
          </table:table-cell>
          <table:table-cell table:style-name="ce6" office:value-type="float" office:value="104494259.55014" calcext:value-type="float">
            <text:p>104494259.55014</text:p>
          </table:table-cell>
          <table:table-cell table:formula="of:=(([.C86]-[.D86])/[.C86])*100" office:value-type="float" office:value="5.19924504717249" calcext:value-type="float">
            <text:p>5.20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2" table:style-name="ce6" office:value-type="float" office:value="111530999.209681" calcext:value-type="float">
            <text:p>111530999.209681</text:p>
          </table:table-cell>
          <table:table-cell table:formula="of:=(([.C87]-[.D87])/[.C87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48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21:14:30.655969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0:31:20.622452346</meta:creation-date>
    <meta:generator>LibreOffice/6.0.6.2$Linux_X86_64 LibreOffice_project/00m0$Build-2</meta:generator>
    <dc:date>2018-10-22T21:14:50.157143009</dc:date>
    <meta:editing-duration>PT28M</meta:editing-duration>
    <meta:editing-cycles>31</meta:editing-cycles>
    <meta:document-statistic meta:table-count="1" meta:cell-count="375" meta:object-count="0"/>
  </office:meta>
</office:document-meta>
</file>